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Scanner;</text:p>
      <text:p text:style-name="Standard"> </text:p>
      <text:p text:style-name="Standard">public class GreaterTakenNo {</text:p>
      <text:p text:style-name="Standard"> </text:p>
      <text:p text:style-name="Standard">    public static void main(String[] args) {<text:line-break/><text:line-break/>        // 5696..... <text:line-break/>        // 8929... 1000 * 8 + 9 * 100 + 2* 10 + 9 * 1<text:line-break/><text:line-break/>        // 5696...<text:line-break/><text:line-break/>        Scanner scanner = new Scanner(System.in);<text:line-break/>        int n = scanner.nextInt();<text:line-break/><text:line-break/>        int p = 1;<text:line-break/>        int res =0;<text:line-break/>        for(int r=0; n != 0 ;) {<text:line-break/><text:line-break/>            r = n % 10;// 5696 % 10....6<text:line-break/>            n = n /10; // 569... 56 5 0<text:line-break/>            r = r+3;<text:line-break/>            r = r % 10;// 10 % 10 ===0<text:line-break/>            //if(r &gt;= 10) {<text:line-break/>                //r = r - 10;// 9+3=12-10=2<text:line-break/>                //r = r % 10;// 12 % 10===2<text:line-break/>        //    }<text:line-break/>            res = res + r * p;<text:line-break/>            p = p* 10;<text:line-break/><text:line-break/>        }<text:line-break/><text:line-break/>        System.out.println("result...."+res);/// <text:line-break/>        // 5678<text:line-break/>        //8901<text:line-break/>    }</text:p>
      <text:p text:style-name="Standard"> </text:p>
      <text:p text:style-name="Standard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0:55:50.741000000</meta:creation-date>
    <dc:date>2021-11-24T10:56:02.735000000</dc:date>
    <meta:editing-duration>PT13S</meta:editing-duration>
    <meta:editing-cycles>1</meta:editing-cycles>
    <meta:document-statistic meta:table-count="0" meta:image-count="0" meta:object-count="0" meta:page-count="1" meta:paragraph-count="7" meta:word-count="122" meta:character-count="785" meta:non-whitespace-character-count="424"/>
    <meta:generator>LibreOffice/7.1.7.2$Windows_X86_64 LibreOffice_project/c6a4e3954236145e2acb0b65f68614365aeee33f</meta:generator>
  </office:meta>
</office:document-meta>
</file>